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master-page-name="">
      <style:paragraph-properties fo:line-height="200%"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ristopher Lewis</text:p>
      <text:p text:style-name="P1">Cs202</text:p>
      <text:p text:style-name="P1">4/1/15</text:p>
      <text:p text:style-name="P1">Op report P8</text:p>
      <text:p text:style-name="P2"/>
      <text:p text:style-name="P2"><text:tab/>For this program we were tasked with making an entirely different program than the weekly slot machine. This week we wrote a program called 5 card draw. For this program we implemented two classes, card and player, that had operator overloads in them. Using these two classes the project took these two and made it very easy to make the program.</text:p>
      <text:p text:style-name="P2"><text:tab/>This project was a great success for me. At first I was having major issues but then I had a coffee and noticed my flaws. I then notided a much easier way of dealing the cards to the players that shortened my code quite a bit and I didnt receive any errors which is great bonus.</text:p>
      <text:p text:style-name="P2"><text:tab/>If I was given a little more time I could have maybe made this project better in style and readability. I think I couldve made it much more modular but overall I believe this is a solid piece of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7:33:47</meta:creation-date>
    <dc:date>2015-04-01T23:21:41</dc:date>
    <meta:editing-duration>PT53M50S</meta:editing-duration>
    <meta:editing-cycles>9</meta:editing-cycles>
    <meta:generator>LibreOffice/3.5$Linux_x86 LibreOffice_project/350m1$Build-2</meta:generator>
    <meta:document-statistic meta:table-count="0" meta:image-count="0" meta:object-count="0" meta:page-count="1" meta:paragraph-count="7" meta:word-count="164" meta:character-count="865" meta:non-whitespace-character-count="705"/>
  </office:meta>
</office:document-meta>
</file>